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margin-top="0.5cm" fo:margin-bottom="0cm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OS Dev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Kurze Beschreibung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Ziele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Responsiveness &gt; Rohe Performance</text:p>
                <text:list>
                  <text:list-item>
                    <text:p>Das OS soll sofort auf User Input reagieren auch wenn das auf kosten der allgemeinen Leistung geht</text:p>
                  </text:list-item>
                  <text:list-item>
                    <text:p>Keine Lags</text:p>
                  </text:list-item>
                </text:list>
              </text:list-item>
              <text:list-item>
                <text:p>Einfachheit &gt; Korrektheit</text:p>
                <text:list>
                  <text:list-item>
                    <text:p>Muss nicht perfekt sein, nur gut genug</text:p>
                  </text:list-item>
                  <text:list-item>
                    <text:p>Kein Bloat</text:p>
                  </text:list-item>
                </text:list>
              </text:list-item>
              <text:list-item>
                <text:p>RAM ist die wertvollste Resource (384 KiB)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Boot-Vorgang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GPIO und Hardware Initialisieren</text:p>
              </text:list-item>
              <text:list-item>
                <text:p>Treiber Initialisieren und angeschlossene Geräte erkennen (External Memory, Tastatur, LCD, SD-Karte)</text:p>
              </text:list-item>
              <text:list-item>
                <text:p>Dateisystem erkennen (Bootsektor)</text:p>
              </text:list-item>
              <text:list-item>
                <text:p>Erstes Programm von Karte laden (Spezieller Abschnitt im Dateisystem, was RAM Image enthält)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RISC-V Emulator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 text:style-name="P2"><text:span text:style-name="T1">32 bit, </text:span>32 register</text:p>
              </text:list-item>
              <text:list-item>
                <text:p text:style-name="P2">Läuft auf mehreren Platformen (x86: gut zum Testen)</text:p>
              </text:list-item>
              <text:list-item>
                <text:p>IM = Integer + Multiplication und Division</text:p>
              </text:list-item>
              <text:list-item>
                <text:p>Geplant: Floating Point</text:p>
              </text:list-item>
              <text:list-item>
                <text:p>System Call: Kommunikation mit Native AVR Code (um zB. LCD zeichnen)</text:p>
                <text:list>
                  <text:list-item>
                    <text:p>Geplant: Performace optimierungen (memcpy als syscall?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rozess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Vorerst: nur ein Programm zur Zeit</text:p>
              </text:list-item>
              <text:list-item>
                <text:p>Geplant: 1 GUI Task, max. 3 BG Tasks oder so</text:p>
              </text:list-item>
              <text:list-item>
                <text:p>Kooperatives Multitasking mit Watchdog Timer</text:p>
                <text:list>
                  <text:list-item>
                    <text:p>Wer die CPU nicht abgibt wird gekillt</text:p>
                  </text:list-item>
                </text:list>
              </text:list-item>
              <text:list-item>
                <text:p>Stack area geteilt</text:p>
              </text:list-item>
              <text:list-item>
                <text:p>Segmentierter Heap</text:p>
              </text:list-item>
              <text:list-item>
                <text:p>STDLIB als Shared Library die immer geladen ist um RAM zu sparen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TF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Sehr einfaches Dateisystem</text:p>
              </text:list-item>
              <text:list-item>
                <text:p>SD Driver im Kernel, FS Driver in Userspace</text:p>
              </text:list-item>
              <text:list-item>
                <text:p>Ordner sind Dateien die Pointer auf Dateien enthalten</text:p>
              </text:list-item>
              <text:list-item>
                <text:p>Ein Pointer zeigt auf den nächsten freien Block</text:p>
              </text:list-item>
              <text:list-item>
                <text:p>Man kann keine Dateien löschen oder ändern (Automatische Versionen wie GIT)</text:p>
                <text:list>
                  <text:list-item>
                    <text:p>Its not a bug its a feature</text:p>
                  </text:list-item>
                  <text:list-item>
                    <text:p>Irgendwas ändern: Es wird Kopie erstellt</text:p>
                  </text:list-item>
                </text:list>
              </text:list-item>
              <text:list-item>
                <text:p>Alle Dateien sind ein Stück (keine Fragmentierung)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TDLIB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C Standardbibliothek aber anders</text:p>
              </text:list-item>
              <text:list-item>
                <text:p>Größtes Unterprojekt: GUI Library</text:p>
                <text:list>
                  <text:list-item>
                    <text:p>Buttons, Textfelder (+Passwort), Labels reichen aus</text:p>
                  </text:list-item>
                  <text:list-item>
                    <text:p>Nur Tastaturbedienung weil besser</text:p>
                  </text:list-item>
                  <text:list-item>
                    <text:p>Kein Scrollen</text:p>
                  </text:list-item>
                </text:list>
              </text:list-item>
              <text:list-item>
                <text:p>Memory Allocator (+Resizable Array)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nwendunge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Init / Launcher</text:p>
                <text:list>
                  <text:list-item>
                    <text:p>Login</text:p>
                  </text:list-item>
                  <text:list-item>
                    <text:p>App Menü</text:p>
                  </text:list-item>
                  <text:list-item>
                    <text:p>Kann andere Programme starten</text:p>
                  </text:list-item>
                  <text:list-item>
                    <text:p>Kann nicht beendet werden</text:p>
                  </text:list-item>
                  <text:list-item>
                    <text:p>Einstellungen oder so was in der Art</text:p>
                  </text:list-item>
                </text:list>
              </text:list-item>
              <text:list-item>
                <text:p>KEIN TERMINAL</text:p>
                <text:list>
                  <text:list-item>
                    <text:p>GUI ist bess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Tetri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Wir brauchen einen TETRIS Port</text:p>
              </text:list-item>
              <text:list-item>
                <text:p>Und Snake wäre auch nice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Dateimanager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Erstmal muss es einen richtigen FS Treiber geben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Text (Code) Editor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Optimiert auf sehr kleine Dateien</text:p>
              </text:list-item>
              <text:list-item>
                <text:p>Syntax Highlighting</text:p>
              </text:list-item>
              <text:list-item>
                <text:p>Eine Datei=Resource=Funktion</text:p>
              </text:list-item>
              <text:list-item>
                <text:p>Compiler integriert (fernes ziel)</text:p>
              </text:list-item>
              <text:list-item>
                <text:p>Das System kann sich selbst kompilieren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1T22:13:23.766097443</meta:creation-date>
    <dc:date>2023-05-21T22:42:33.548851243</dc:date>
    <meta:editing-duration>PT28M53S</meta:editing-duration>
    <meta:editing-cycles>30</meta:editing-cycles>
    <meta:generator>LibreOffice/7.5.3.2$Linux_X86_64 LibreOffice_project/50$Build-2</meta:generator>
    <meta:document-statistic meta:object-count="65"/>
  </office:meta>
</office:document-meta>
</file>